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8ad" officeooo:paragraph-rsid="001398ad"/>
    </style:style>
    <style:style style:name="P2" style:family="paragraph" style:parent-style-name="Standard">
      <style:text-properties officeooo:rsid="00167e08" officeooo:paragraph-rsid="00167e08"/>
    </style:style>
    <style:style style:name="P3" style:family="paragraph" style:parent-style-name="Standard">
      <style:text-properties officeooo:rsid="00181a56" officeooo:paragraph-rsid="00181a56"/>
    </style:style>
    <style:style style:name="P4" style:family="paragraph" style:parent-style-name="Standard">
      <style:text-properties officeooo:rsid="0018ec0a" officeooo:paragraph-rsid="0018ec0a"/>
    </style:style>
    <style:style style:name="P5" style:family="paragraph" style:parent-style-name="Standard">
      <style:text-properties officeooo:rsid="0019754f" officeooo:paragraph-rsid="0019754f"/>
    </style:style>
    <style:style style:name="T1" style:family="text">
      <style:text-properties officeooo:rsid="001398ad"/>
    </style:style>
    <style:style style:name="T2" style:family="text">
      <style:text-properties officeooo:rsid="0014de92"/>
    </style:style>
    <style:style style:name="T3" style:family="text">
      <style:text-properties officeooo:rsid="00157aa3"/>
    </style:style>
    <style:style style:name="T4" style:family="text">
      <style:text-properties officeooo:rsid="00181a56"/>
    </style:style>
    <style:style style:name="T5" style:family="text">
      <style:text-properties officeooo:rsid="001975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Mahi was asked at the main gate about which flat did she come from.</text:span></text:p>
      <text:p text:style-name="P1">So she called me to ask that. </text:p>
      <text:p text:style-name="P1">Then she asks me if there was an entry into app/register for her. To which I replied, “No” and asked Mahi to hand over the phone to the “security guard at the exit”. Then I hear a voice ask to themselves “ye H2503 kiska hai?” Then they let her go.</text:p>
      <text:p text:style-name="P1"/>
      <text:p text:style-name="P1">I have been having serious thoughts about it now.</text:p>
      <text:p text:style-name="P1">“Should I let the guards know that she is my bhatiji?” And let it be.</text:p>
      <text:p text:style-name="P1">I am thinking why didn’t Mahi tell them that “mai yaha apne chacha ke yaha aai hu”.</text:p>
      <text:p text:style-name="P1"/>
      <text:p text:style-name="P1">This could get crazy.</text:p>
      <text:p text:style-name="P1">I am thinking “what would Mahatma Gandhi do in this situation?”</text:p>
      <text:p text:style-name="P1">I am having panicky thoughts almost as if to push me non-stop typing of train of thoughts.</text:p>
      <text:p text:style-name="P1"/>
      <text:p text:style-name="P1">I am thinking “why did Moni have to take Mahi to temple?”</text:p>
      <text:p text:style-name="P1">Totally unnecessary.</text:p>
      <text:p text:style-name="P1"/>
      <text:p text:style-name="P1">And now when Moni will return, she will blame <text:span text:style-name="T2">me </text:span>for being a loser, for being a coward. <text:span text:style-name="T3">Even though, I had warned her that if things get out, it will be very tough for me to explain to anybody.</text:span></text:p>
      <text:p text:style-name="P2"/>
      <text:p text:style-name="P2">So, I am a loser and a coward.</text:p>
      <text:p text:style-name="P2">And she is careless, laparwah and beparwah.</text:p>
      <text:p text:style-name="P2"/>
      <text:p text:style-name="P2"><text:span text:style-name="T4">In the time that I was writing, </text:span>Mahi has returned. After 5-6 minutes… So has Moni.</text:p>
      <text:p text:style-name="P3">No mess from the two. No mess from the security. Both Mahi and Moni are comfortable.</text:p>
      <text:p text:style-name="P3"/>
      <text:p text:style-name="P3">~ * ~</text:p>
      <text:p text:style-name="P3"/>
      <text:p text:style-name="P3">I went to bed early around 9.10 PM. And work up 11h21m after around 8.30 AM.</text:p>
      <text:p text:style-name="P2"/>
      <text:p text:style-name="P3">It is 11.07 AM right now.</text:p>
      <text:p text:style-name="P3">Watched a video on “Is wealth the problem? #Buddha’s teaching on success and wealth”</text:p>
      <text:p text:style-name="P3"/>
      <text:p text:style-name="P3">This prompted me to think:</text:p>
      <text:p text:style-name="P3"/>
      <text:p text:style-name="P3">“What am I running after?” “What am I chasing?” </text:p>
      <text:p text:style-name="P3">“Do I want to be successful?”</text:p>
      <text:p text:style-name="P3">If yes, “What does success mean to me?”</text:p>
      <text:p text:style-name="P3"/>
      <text:p text:style-name="P4">What am I chasing: I guess, I am chasing peace. I am chasing money for the reason that I am under debt and because of that I am not living a peaceful life.</text:p>
      <text:p text:style-name="P4"/>
      <text:p text:style-name="P4">Do I want to be successful: Yes, but just for the namesake. It’s a confusing question. Short, one word answer would be “Yes”. This is confusing precisely because I don’t have a definition of success in my mind. I don’t know whom to consider as successful and whom to consider as unsuccessful, except for the superficial metric of monetary and financial status.</text:p>
      <text:p text:style-name="P4"/>
      <text:p text:style-name="P4">“So does that mean that I equate having money to being successful?” 80% No, 20% Yes. Money is not all about there is in success. Money is a part of it.</text:p>
      <text:p text:style-name="P4">Then final question “What does success mean to me?”: I guess <text:span text:style-name="T5">I don’t know what success means to me, but being successful definitely doesn’t mean being happy.</text:span></text:p>
      <text:p text:style-name="P5">Namo Buddhaay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9:00:42.328525639</meta:creation-date>
    <dc:date>2025-05-18T11:25:26.429521465</dc:date>
    <meta:editing-duration>PT13M41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9" meta:word-count="467" meta:character-count="2398" meta:non-whitespace-character-count="1958"/>
  </office:meta>
</office:document-meta>
</file>